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7693114020457399339"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vymezení cílů práce jako možného řešení problémů: veřejný RDF dataset (stručná vize, co bude poskytovat) (<text:span text:style-name="T4">+ </text:span>demo - aplikace)</text:p>
            </text:list-item>
            <text:list-item>
              <text:p text:style-name="P4">kdo z toho (dataset, aplikace) bude mít prospěch: podrobné informace o práci PČR pomáhají veřejné kontrole a nastolení odpovědnosti za situaci (např. při zveřejnění, kdo má jaký okrsek na starosti)</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vývoj na Androidu: věnovat malou sekci? (nebo až v popisu aplikace?) (Eclipse <text:span text:style-name="T4">+ ADT, struktura projektu, </text:span>API a knihovny Androidu: <text:span text:style-name="T4">aktivity, </text:span>API level); <text:span text:style-name="T4">resources, APK, application market a dal</text:span>ší</text:p>
            </text:list-item>
            <text:list-item>
              <text:p text:style-name="P4">odkazy na technologie (např. na primer dokumenty) formou odkazů na použitou literaturu</text:p>
            </text:list-item>
          </text:list>
        </text:list-item>
        <text:list-item>
          <text:p text:style-name="P4"><text:soft-page-break/>Existující práce (datasety):</text:p>
          <text:list>
            <text:list-item>
              <text:p text:style-name="P4">cíl kapitoly: získat představu, co od datasetu o trestné činnosti čekat (podrobnost a rozsah dat), co se tam dá všechno najít, jak jsou tato data dále používána (užitečnost: zdroje dat pro webové aplikace vizualizující trestnou činnost). Na základě této představy se pak formuje vize o Datasetu.</text:p>
            </text:list-item>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přínosy, nedostatky)</text:p>
              <text:list>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item>
              <text:p text:style-name="P4">zajímavé údaje datasetů: počty policistů v oblasti, příslušnost policistů k útvarům</text:p>
            </text:list-item>
          </text:list>
        </text:list-item>
        <text:list-item>
          <text:p text:style-name="P4">Požadavky (vize, seznam požadavků):</text:p>
          <text:list>
            <text:list-item>
              <text:p text:style-name="P4">vize: 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
                <text:list-item>
                  <text:p text:style-name="P6">diskuse p<text:span text:style-name="T1">řínosů a rizik</text:span></text:p>
                </text:list-item>
              </text:list>
            </text:list-item>
            <text:list-item>
              <text:p text:style-name="P4">specifikace požadavků: detailní a strukturované (číslované kvůli odkazování) shrnutí vize</text:p>
            </text:list-item>
          </text:list>
        </text:list-item>
        <text:list-item>
          <text:p text:style-name="P4">Zdroje kriminálních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ESSK (pracnost zpracovat ostatní data, ESSK sám o sobě je dost pracný)</text:p>
                </text:list-item>
              </text:list>
            </text:list-item>
            <text:list-item>
              <text:p text:style-name="P4">popis ESSK:</text:p>
              <text:list>
                <text:list-item>
                  <text:p text:style-name="P4">obecně o ESSK: co to je, k čemu slouží, co obsahuje, kdo jej spravuje, možnosti přístupu veřejnosti k datům (na požádání exporty z DB a sestavy nad ESSK): <text:soft-page-break/>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verzování dat: proč verzovat</text:p>
              <text:list>
                <text:list-item>
                  <text:p text:style-name="P4">verzovací schéma:</text:p>
                  <text:list>
                    <text:list-item>
                      <text:p text:style-name="P4">motivace: plyne z požadavku na aktualizační mechanismus, měnících se dat (viz podkapitola o zdrojích dat) a snahy zachovat historii změn (některých: kterých a proč?) dat a nepoužívat vždy pouze nejnovější verzi (k čemu je to dobré: zachycení historie vývoje případu, kdy se některé údaje přepisují, např. u amnestií)</text:p>
                    </text:list-item>
                    <text:list-item>
                      <text:p text:style-name="P4">co verzovat: to, co se aktualizuje (kriminální data, geoprostorová a další data útvarů, geoprostorová data obcí; číselníky?)</text:p>
                    </text:list-item>
                    <text:list-item>
                      <text:p text:style-name="P4">návrh verzovacího schematu:</text:p>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
            </text:list-item>
            <text:list-item>
              <text:p text:style-name="P4"><text:soft-page-break/>nástin dalších kapitol: návrh datového modelu, extrakce dat, uložení a jejich publikace</text:p>
            </text:list-item>
          </text:list>
        </text:list-item>
        <text:list-item>
          <text:p text:style-name="P4">Datový model:</text:p>
          <text:list>
            <text:list-item>
              <text:p text:style-name="P4">co modelovat (struktura zdrojů dat popsána v dřívějších kapitolách): <text:s/>v základu MDB, později model rozšířen kvůli linkování a geoprostorovým datům (zde předeslat toto rozšíření)</text:p>
            </text:list-item>
            <text:list-item>
              <text:p text:style-name="P4">jak modelovat: pomocí RDFS i OWL, ale upřednostním (důvody) RDFS (popsáno dříve v kapitole o technologiích).</text:p>
            </text:list-item>
            <text:list-item>
              <text:p text:style-name="P4">Návrh:</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item>
              <text:p text:style-name="P6">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item>
              <text:p text:style-name="P4">co se modelovalo jak:</text:p>
              <text:list>
                <text:list-item>
                  <text:p text:style-name="P6"><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6"><text:span text:style-name="T1">motivace k vytvoření složitějšího objektového modelu:</text:span></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restný čin, což činí základní třídu trestných činů zároveň přehlednější. Některé 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text:soft-page-break/>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ze shapefile, RÚIAN obcí a RDF linků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nterval pomocí subproperties dct:validFrom a dct:validTo, identifikátor dle typu dat, provázání verzí pomocí vlastních properties, specifické využití dct:hasVersion a dct:isVersionOf</text:p>
                    </text:list-item>
                  </text:list>
                </text:list-item>
                <text:list-item>
                  <text:p text:style-name="P4">ukázka práce s verzovanými daty</text:p>
                </text:list-item>
              </text:list>
            </text:list-item>
            <text:list-item>
              <text:p text:style-name="P6">implementace:</text:p>
              <text:list>
                <text:list-item>
                  <text:p text:style-name="P4">číselníky: pomocí SKOS (jak? obecný popis – conceptScheme, zapouzdřující třída, definice property, která má jako range zapouzdřující třídu; verzování číselníků; <text:span text:style-name="T4">extrakce</text:span> dat číselníků z HTML ručně do CSV, <text:span text:style-name="T4">odsud pomoc</text:span>í bash (awk; proč ne <text:span text:style-name="T4">Java</text:span>?) do RDF</text:p>
                </text:list-item>
              </text:list>
            </text:list-item>
          </text:list>
        </text:list-item>
        <text:list-item>
          <text:p text:style-name="P4">Propojení datasetu na externí LD:</text:p>
          <text:list>
            <text:list-item>
              <text:p text:style-name="P4">úvod: analogie s webem dokumentů, nejlépe diagram s propojením dokumentů vs <text:soft-page-break/>diagram s propojením LD; příklady: hypertextová verze záznamu o tr. činu s odkazem na kvalifikující paragraf vs. to samé v RDF jako LD (porovnat; zdůraznit možnosti a výhody LD nad hypertextem; nápad s "link rel = právní kvalifikace" vs typovaný RDF link);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vytipovat vhodná místa, kde data propojit:</text:p>
              <text:list>
                <text:list-item>
                  <text:p text:style-name="P4">geolokalizace dat:</text:p>
                  <text:list>
                    <text:list-item>
                      <text:p text:style-name="P6">motivace <text:span text:style-name="T1">(proč? co z toho?)</text:span>: geolokalizace trestných činů (<text:span text:style-name="T1">připomeň, jak je řešeno</text:span> v ostatních datasetech, např. Street level crimes<text:span text:style-name="T1">)</text:span></text:p>
                    </text:list-item>
                    <text:list-item>
                      <text:p text:style-name="P4">možnosti geolokalizace dat z ESSK:</text:p>
                      <text:list>
                        <text:list-item>
                          <text:p text:style-name="P4">shapefile: hranice útvarů; <text:span text:style-name="T4">popis </text:span>obsahu a struktury, <text:span text:style-name="T4">mo</text:span>žnost napojení na data ESSK (přes kódy útvarů: útvar spáchání, zpracování), možnosti převodu do RDF (geoprostorová data ve Virtuoso?), možnost nalinkování na RÚIAN (na obce, protože jsou známější jednotky než policejní útvary)</text:p>
                        </text:list-item>
                        <text:list-item>
                          <text:p text:style-name="P4">diagram: tr. čin (kód útvaru) -&gt; útvar (hranice útvaru) -&gt; obec (hranice obce)</text:p>
                        </text:list-item>
                      </text:list>
                    </text:list-item>
                    <text:list-item>
                      <text:p text:style-name="P4">místo narození pachatele: možnost párovat na dataset RÚIAN podle názvu, ale data jsou chybová =&gt; neimplementovat (pracné)</text:p>
                    </text:list-item>
                  </text:list>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k vytipovaným vazbám uvést příklady využití (SPARQL dotaz)</text:p>
            </text:list-item>
            <text:list-item>
              <text:p text:style-name="P6">v t<text:span text:style-name="T1">éto kapitole popsat i relevantní prvky datového modelu (predikáty pro RDF linky, třídy pro lokální proxy); extrakce linků až v následující kapitole o extrakci dat</text:span></text:p>
            </text:list-item>
            <text:list-item>
              <text:p text:style-name="P4">využití: příklady SPARQL dotazů (nejdřív jednoduché dotazy, pak dotazy využívané v aplikaci)</text:p>
            </text:list-item>
          </text:list>
        </text:list-item>
        <text:list-item>
          <text:p text:style-name="P4">Extrakce a aktualizace dat:</text:p>
          <text:list>
            <text:list-item>
              <text:p text:style-name="P4">co vše se extrahuje a aktualizuje: kriminální data, geoprostorová data útvarů, geoprostorová data obcí, RDF linky (obce, zákony, státy)</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GML,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6"><text:span text:style-name="T1">popis vstupních dat: </text:span>MDB, GML, shapefile</text:p>
                </text:list-item>
                <text:list-item>
                  <text:p text:style-name="P6"><text:span text:style-name="T1">popis výstupních dat: </text:span>ideálně pouze RDF bez pomocné PostgreSQL DB</text:p>
                </text:list-item>
                <text:list-item>
                  <text:p text:style-name="P4"><text:soft-page-break/>konkrétně:</text:p>
                  <text:list>
                    <text:list-item>
                      <text:p text:style-name="P4">RÚIAN: zjednodušit, neprovádět shlukování (lze transformovat každý OB_<text:span text:style-name="T4">UKSH soubor</text:span>) a třídění podle typu územní jednotky (RUIANExtractor)</text:p>
                      <text:list>
                        <text:list-item>
                          <text:list>
                            <text:list-item>
                              <text:p text:style-name="P4">stažení požadovaných VFR souborů, extrakce do XML, transformace pomocí XSLT do RDF (nasazení se řeší v kapitole o uložení dat), aktualizace verzovacích informací</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mapování mezi atributy útvarů v SHP a RDF atributy (lze i do příloh)</text:p>
                        </text:list-item>
                      </text:list>
                    </text:list-item>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
                </text:list-item>
              </text:list>
            </text:list-item>
            <text:list-item>
              <text:p text:style-name="P4">extrakce RDF linků (útvary a obce: pomocí geosparql; zákony: pomocí D2RQ; státy: pomocí SQL nebo SPARQL a manuálně)</text:p>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text:soft-page-break/>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Aplikace:</text:p>
          <text:list>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text:soft-page-break/>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text:soft-page-break/>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text:soft-page-break/>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ext:soft-page-break/>TODO</text:h>
      <text:list xml:id="list28621319"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Poznámky k textu práce</text:h>
      <text:h text:style-name="P1" text:outline-level="2">Celkově</text:h>
      <text:list xml:id="list28635677"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28631753" text:continue-numbering="true" text:style-name="L1">
        <text:list-item>
          <text:p text:style-name="P4">hrubé vymezení cílů práce (vize)</text:p>
        </text:list-item>
      </text:list>
      <text:h text:style-name="P1" text:outline-level="2">Použité technologie</text:h>
      <text:list xml:id="list28624633" text:continue-numbering="true" text:style-name="L1">
        <text:list-item>
          <text:p text:style-name="P4">zkrátit</text:p>
        </text:list-item>
      </text:list>
      <text:h text:style-name="Heading_20_2" text:outline-level="2"><text:soft-page-break/>Extrakce dat</text:h>
      <text:list xml:id="list28652815"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28648264"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Poznámky</text:h>
      <text:list xml:id="list28628452"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8H5M49S</meta:editing-duration>
    <meta:editing-cycles>66</meta:editing-cycles>
    <meta:generator>OpenOffice/4.1.1$Win32 OpenOffice.org_project/411m6$Build-9775</meta:generator>
    <dc:date>2016-01-04T08:46:09.38</dc:date>
    <dc:creator>Tomáš Beňák</dc:creator>
    <meta:document-statistic meta:table-count="0" meta:image-count="0" meta:object-count="0" meta:page-count="13" meta:paragraph-count="249" meta:word-count="4645" meta:character-count="31624"/>
    <meta:user-defined meta:name="Info 1"/>
    <meta:user-defined meta:name="Info 2"/>
    <meta:user-defined meta:name="Info 3"/>
    <meta:user-defined meta:name="Info 4"/>
  </office:meta>
</office:document-meta>
</file>